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size="18pt" fo:font-weight="bold" officeooo:rsid="0011b632" officeooo:paragraph-rsid="0011b632" style:font-size-asian="18pt" style:font-weight-asian="bold" style:font-size-complex="18pt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size="18pt" fo:font-weight="bold" officeooo:rsid="0011b632" officeooo:paragraph-rsid="0011b632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fo:font-size="16pt" fo:font-weight="bold" officeooo:rsid="0011b632" officeooo:paragraph-rsid="0011b632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8pt" fo:font-weight="bold" officeooo:rsid="0011b632" officeooo:paragraph-rsid="0011b632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011b632" officeooo:paragraph-rsid="0011b632" style:font-size-asian="18pt" style:font-weight-asian="bold" style:font-size-complex="18pt" style:font-weight-complex="bold"/>
    </style:style>
    <style:style style:name="P10" style:family="paragraph" style:parent-style-name="Text_20_body" style:list-style-name="L4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style:text-position="-33% 80%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 1</text:p>
      <text:p text:style-name="Text_20_body">There are N electric poles along a road. Each pole lights up a range (s<text:span text:style-name="T1">i</text:span>,e<text:span text:style-name="T1">i</text:span>) of distance and the range of each pole is non-overlapping <text:line-break/>i.e ranges are disjoint </text:p>
      <text:p text:style-name="Text_20_body">As the light from each pole is non-overlapping ,so this forms N-1 dark areas in between first and the last pole </text:p>
      <text:p text:style-name="Text_20_body">A new pole is now installed with range (s,e) which may or may not overlap with the existing ranges. </text:p>
      <text:p text:style-name="Text_20_body">Now Santa is going on a bike ride along this road,starting from first pole to the last pole(including the newly installed pole).<text:line-break/>Intially his bike's headlight is OFF as he is under the light of first pole. He decided to switch OFF bike's headlight under light and switch it ON under dark. <text:line-break/><text:line-break/>Can you count the number of times he will have to switch ON his bike's headlight </text:p>
      <text:p text:style-name="P3">Input</text:p>
      <text:list xml:id="list4723979839739147530" text:style-name="L1">
        <text:list-item>
          <text:p text:style-name="P11"><text:span text:style-name="T2">Line 1 </text:span>: s e <text:line-break/>Start and end point of range covered by newly installed pole.</text:p>
        </text:list-item>
        <text:list-item>
          <text:p text:style-name="P11"><text:span text:style-name="T2">Line 2</text:span> : N<text:line-break/>Number of existing poles</text:p>
        </text:list-item>
        <text:list-item>
          <text:p text:style-name="P4"><text:span text:style-name="T2">Next N lines </text:span>: s<text:span text:style-name="T1">i</text:span> e<text:span text:style-name="T1">i</text:span><text:line-break/>Start and end points of range of existing poles.(increasing order)</text:p>
        </text:list-item>
      </text:list>
      <text:p text:style-name="P3">Constraints</text:p>
      <text:list xml:id="list4305503011109525419" text:style-name="L2">
        <text:list-item>
          <text:p text:style-name="P12">0 &lt;= s &lt; e &lt;= 10<text:span text:style-name="T3">8</text:span> </text:p>
        </text:list-item>
        <text:list-item>
          <text:p text:style-name="P12">0 &lt;= s<text:span text:style-name="T1">i</text:span> &lt; e <text:span text:style-name="T1">i</text:span> &lt;= 10<text:span text:style-name="T3">8</text:span> </text:p>
        </text:list-item>
        <text:list-item>
          <text:p text:style-name="P5">1 &lt;= N &lt;= 10<text:span text:style-name="T3">6</text:span> </text:p>
        </text:list-item>
      </text:list>
      <text:p text:style-name="P3">Output</text:p>
      <text:list xml:id="list7863599287299672800" text:style-name="L3">
        <text:list-item>
          <text:p text:style-name="P6">Number of times Santa will have to switch on his bike's headlight. </text:p>
        </text:list-item>
      </text:list>
      <text:p text:style-name="Text_20_body"><text:span text:style-name="T4">Example<text:line-break/>Input1<text:line-break/></text:span>4 9<text:line-break/>3<text:line-break/>2 3<text:line-break/>5 7<text:line-break/>8 13<text:line-break/><text:span text:style-name="T4">Output1<text:line-break/></text:span>1<text:line-break/><text:span text:style-name="T4">Input2<text:line-break/></text:span>0 5<text:line-break/><text:soft-page-break/>3<text:line-break/>1 4<text:line-break/>7 8<text:line-break/>9 13<text:line-break/><text:span text:style-name="T4">Output2<text:line-break/></text:span>2</text:p>
      <text:p text:style-name="P8">PROBLEM 2</text:p>
      <text:h text:style-name="P1" text:outline-level="3">Pokemon Problem</text:h>
      <text:p text:style-name="Text_20_body">Ash is a pokemon trainer who likes to catch pokemons in groups of three i.e. if he catches a pokemon X then he'll catch two more X. He is on his way to the pokemon gym to earn his next badge when suddenly....</text:p>
      <text:p text:style-name="Text_20_body"><text:line-break/><text:line-break/><text:span text:style-name="T4">***BOOM***</text:span><text:line-break/><text:span text:style-name="T2">Prepare for trouble!<text:line-break/>Make it double!<text:line-break/>To protect the world from devastation!<text:line-break/>To unite all peoples within our nation!<text:line-break/>To denounce the evils of truth and love!<text:line-break/>To extend our reach to the stars above!<text:line-break/>Jessie!<text:line-break/>James!<text:line-break/>Team Rocket, blast off at the speed of light!<text:line-break/>Surrender now, or prepare to fight!<text:line-break/>Meowth!<text:line-break/>That's right!<text:line-break/></text:span><text:line-break/><text:line-break/>Team Rocket manages to steal a pair of Ash's Pokemon. Now He needs your help to find out which pair of pokemons have team rocket stolen. <text:line-break/><text:line-break/><text:span text:style-name="T4">Input Format</text:span><text:line-break/>First line of the input has an integer T. T cases follow.<text:line-break/>Each test case begins with an integer N. In the next line, N integers follow representing the pokemons. <text:line-break/><text:span text:style-name="T4">Constraints </text:span></text:p>
      <text:list xml:id="list1296125036679459212" text:style-name="L4">
        <text:list-item>
          <text:p text:style-name="P13">1&lt;=T&lt;=10^5 </text:p>
        </text:list-item>
        <text:list-item>
          <text:p text:style-name="P13">4&lt;=N&lt;=10^6 </text:p>
        </text:list-item>
        <text:list-item>
          <text:p text:style-name="P10">-10^6&lt;=ai&lt;=10^6 </text:p>
        </text:list-item>
      </text:list>
      <text:p text:style-name="Text_20_body"><text:soft-page-break/><text:line-break/><text:span text:style-name="T4">Output Format </text:span><text:line-break/>An integer denoting the pokemons stolen by Team Rocket. <text:line-break/><text:line-break/><text:span text:style-name="T4">Sample Input </text:span><text:line-break/>2<text:line-break/>10<text:line-break/>1 1 1 2 2 2 3 4 4 4<text:line-break/>7<text:line-break/>3 3 6 8 3 8 8 <text:line-break/><text:line-break/><text:span text:style-name="T4">Sample Output </text:span><text:line-break/>3<text:line-break/>6</text:p>
      <text:p text:style-name="Text_20_body"/>
      <text:p text:style-name="Text_20_body"/>
      <text:p text:style-name="P9">PROBLEM 3</text:p>
      <text:p text:style-name="P9"/>
      <text:h text:style-name="P2" text:outline-level="3">Valid braces</text:h>
      <text:p text:style-name="Text_20_body">Braces are said to be valid if it is balanced. For every opening '(' there should be a ')' and they should closed in the same order as they are opened. There is only one type of brace '('.</text:p>
      <text:p text:style-name="Text_20_body"><text:line-break/><text:line-break/><text:span text:style-name="T4">Input Format</text:span><text:line-break/>First line has no. of strings N<text:line-break/>Next N lines has the strings to be tested(max length of string 1000000)<text:line-break/><text:span text:style-name="T4">Output Format </text:span><text:line-break/>Output "YES" if valid "NO" otherwise for each input string <text:line-break/><text:line-break/><text:span text:style-name="T4">Sample Input </text:span><text:line-break/>4<text:line-break/>()()<text:line-break/>(())<text:line-break/>)((<text:line-break/>())(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4:23:22.601824403</meta:creation-date>
    <dc:date>2016-08-20T14:25:12.808542033</dc:date>
    <meta:editing-duration>PT1M51S</meta:editing-duration>
    <meta:editing-cycles>1</meta:editing-cycles>
    <meta:document-statistic meta:table-count="0" meta:image-count="0" meta:object-count="0" meta:page-count="3" meta:paragraph-count="28" meta:word-count="535" meta:character-count="2697" meta:non-whitespace-character-count="2162"/>
    <meta:generator>LibreOffice/5.1.4.2$Linux_X86_64 LibreOffice_project/10m0$Build-2</meta:generator>
  </office:meta>
</office:document-meta>
</file>